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3.3cm" svg:height="2.9cm" svg:x="1cm" svg:y="1.3cm">
          <text:p text:style-name="P1"><text:span text:style-name="T1">儲藏</text:span></text:p>
          <text:p text:style-name="P1"><text:span text:style-name="T1">(Sta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4.95cm" svg:y="1.3cm">
          <text:p text:style-name="P1"><text:span text:style-name="T1">工作樹</text:span></text:p>
          <text:p text:style-name="P1"><text:span text:style-name="T1">(Working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8.901cm" svg:y="1.3cm">
          <text:p text:style-name="P1"><text:span text:style-name="T1">變更暫存</text:span></text:p>
          <text:p text:style-name="P1"><text:span text:style-name="T1">(Staging Area)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12.851cm" svg:y="1.3cm">
          <text:p text:style-name="P1"><text:span text:style-name="T1">本地倉庫</text:span></text:p>
          <text:p text:style-name="P1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16.7cm" svg:y="1.3cm">
          <text:p text:style-name="P1"><text:span text:style-name="T1">遠端倉庫</text:span></text:p>
          <text:p text:style-name="P1"><text:span text:style-name="T1">(Remote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3T15:06:34.806000000</meta:creation-date>
    <meta:generator>LibreOffice/6.3.4.2$Windows_X86_64 LibreOffice_project/60da17e045e08f1793c57c00ba83cdfce946d0aa</meta:generator>
    <dc:date>2020-03-27T22:54:14.823000000</dc:date>
    <meta:editing-duration>PT3H7M59S</meta:editing-duration>
    <meta:editing-cycles>4</meta:editing-cycles>
    <meta:document-statistic meta:object-count="5"/>
  </office:meta>
</office:document-meta>
</file>